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Parser calidad</text:p>
          </table:table-cell>
          <table:table-cell office:value-type="string" calcext:value-type="string">
            <text:p>Seccionar calidad</text:p>
          </table:table-cell>
          <table:table-cell office:value-type="string" calcext:value-type="string">
            <text:p>Combinado calidad</text:p>
          </table:table-cell>
          <table:table-cell office:value-type="string" calcext:value-type="string">
            <text:p>Deteccion parser</text:p>
          </table:table-cell>
          <table:table-cell office:value-type="string" calcext:value-type="string">
            <text:p>deteccion seccionar</text:p>
          </table:table-cell>
          <table:table-cell table:number-columns-repeated="7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Técnica</text:p>
          </table:table-cell>
          <table:table-cell table:style-name="ce3" office:value-type="string" calcext:value-type="string">
            <text:p>calidad</text:p>
          </table:table-cell>
          <table:table-cell table:style-name="ce3" office:value-type="string" calcext:value-type="string">
            <text:p>detecc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Fuerza bruta</text:p>
          </table:table-cell>
          <table:table-cell table:style-name="ce3" table:formula="of:=[.C102]" office:value-type="float" office:value="0.8235" calcext:value-type="float">
            <text:p>0,8235</text:p>
          </table:table-cell>
          <table:table-cell table:style-name="ce3" table:formula="of:=[.F102]" office:value-type="float" office:value="0.89" calcext:value-type="float">
            <text:p>0,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imilitud</text:p>
          </table:table-cell>
          <table:table-cell table:style-name="ce3" table:formula="of:=[.D102]" office:value-type="float" office:value="0.8815" calcext:value-type="float">
            <text:p>0,8815</text:p>
          </table:table-cell>
          <table:table-cell table:style-name="ce3" table:formula="of:=[.G10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combinado</text:p>
          </table:table-cell>
          <table:table-cell table:style-name="ce3" table:formula="of:=[.E102]" office:value-type="float" office:value="0.9235" calcext:value-type="float">
            <text:p>0,9235</text:p>
          </table:table-cell>
          <table:table-cell table:style-name="ce3" table:formula="of:=[.G10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calidad: porcentaje de la seccion rescata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deteccion: si es que detecta la seccion o no, no importando si captura todo o muy poco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stos 2 vienen mal: titulos sin sentido, el seccionar es mucho mej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 titulo ii) experienci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o parser si detecto cosas, por lo que no desencadenaria seccion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o retorna una linea: experiencia laboral para detectar eso, deberia retornar de seguna linea en adelante y asi que retorne vacio, entonces desencadenaria seccion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ste caso es problemático, parser para porque pilla una linea “logros”, ya que retorna algo nunca entraria a la simulitud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ocumento sin texto</text:p>
          </table:table-cell>
          <table:table-cell table:style-name="ce2"/>
          <table:table-cell table:style-name="ce2" office:value-type="string" calcext:value-type="string">
            <text:p>necesito otro</text:p>
          </table:table-cell>
          <table:table-cell table:style-name="ce2"/>
          <table:table-cell table:style-name="ce2" office:value-type="string" calcext:value-type="string">
            <text:p>dino_matilla</text:p>
          </table:table-cell>
          <table:table-cell table:style-name="ce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linea con “experiencia laboral”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ce5" table:formula="of:=SUM([.C2:.C101])/100" office:value-type="float" office:value="0.8235" calcext:value-type="float">
            <text:p>0,8235</text:p>
          </table:table-cell>
          <table:table-cell table:style-name="ce5" table:formula="of:=SUM([.D2:.D101])/100" office:value-type="float" office:value="0.8815" calcext:value-type="float">
            <text:p>0,8815</text:p>
          </table:table-cell>
          <table:table-cell table:formula="of:=SUM([.E2:.E101])/100" office:value-type="float" office:value="0.9235" calcext:value-type="float">
            <text:p>0,9235</text:p>
          </table:table-cell>
          <table:table-cell table:formula="of:=SUM([.F2:.F101])/100" office:value-type="float" office:value="0.89" calcext:value-type="float">
            <text:p>0,89</text:p>
          </table:table-cell>
          <table:table-cell table:formula="of:=SUM([.G2:.G101])/100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-00-0000</text:date>, <text:time style:data-style-name="N2" text:time-value="08:46:50.4608825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6:57:06.267443456</meta:creation-date>
    <dc:date>2020-09-16T10:43:17.182518768</dc:date>
    <meta:editing-duration>PT6M46S</meta:editing-duration>
    <meta:editing-cycles>3</meta:editing-cycles>
    <meta:generator>LibreOffice/6.4.5.2$Linux_X86_64 LibreOffice_project/40$Build-2</meta:generator>
    <meta:document-statistic meta:table-count="1" meta:cell-count="634" meta:object-count="0"/>
  </office:meta>
</office:document-meta>
</file>